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d4ea" officeooo:paragraph-rsid="000ad4ea"/>
    </style:style>
    <style:style style:name="P2" style:family="paragraph" style:parent-style-name="Standard">
      <style:text-properties officeooo:rsid="000bc8b1" officeooo:paragraph-rsid="000bc8b1"/>
    </style:style>
    <style:style style:name="T1" style:family="text">
      <style:text-properties officeooo:rsid="000bc8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uno: Uriel Mendes de Almeida</text:p>
      <text:p text:style-name="P1"/>
      <text:p text:style-name="P1">Plugin: O JUnit também pode ser usado para testes de integração, <text:span text:style-name="T1">mas o FailSafe também é uma opção.</text:span></text:p>
      <text:p text:style-name="P1"/>
      <text:p text:style-name="P1">Fase: verify</text:p>
      <text:p text:style-name="P1"/>
      <text:p text:style-name="P1">Goal: integration-test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23:22:21.331968306</meta:creation-date>
    <dc:date>2017-07-21T23:50:20.761519442</dc:date>
    <meta:editing-duration>PT7M3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27" meta:character-count="163" meta:non-whitespace-character-count="140"/>
  </office:meta>
</office:document-meta>
</file>